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NSimSun" svg:font-family="NSimSun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orphans="2" fo:widows="2"/>
    </style:style>
    <style:style style:name="P3" style:family="paragraph" style:parent-style-name="Standard">
      <style:text-properties fo:color="#808080" fo:font-style="italic" style:letter-kerning="true" style:font-style-asian="italic" style:font-name-complex="NSimSun1" style:font-size-complex="10.5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P5" style:family="paragraph" style:parent-style-name="Standard">
      <style:paragraph-properties style:line-height-at-least="0.635cm" fo:text-align="start" style:justify-single-word="false" fo:orphans="2" fo:widows="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.423cm" style:auto-text-indent="false"/>
    </style:style>
    <style:style style:name="P7" style:family="paragraph" style:parent-style-name="Standard">
      <style:paragraph-properties fo:margin-left="0cm" fo:margin-right="0cm" fo:line-height="200%" fo:text-align="start" style:justify-single-word="false" fo:orphans="2" fo:widows="2" fo:text-indent="0.423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.423cm" style:auto-text-indent="false"/>
      <style:text-properties fo:color="#000000" fo:font-size="12pt" style:letter-kerning="true" style:font-size-asian="12pt" style:font-name-complex="Arial Unicode MS1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.741cm" style:auto-text-indent="false"/>
    </style:style>
    <style:style style:name="P11" style:family="paragraph" style:parent-style-name="Standard">
      <style:paragraph-properties fo:margin-left="0cm" fo:margin-right="0cm" style:line-height-at-least="0.635cm" fo:text-align="start" style:justify-single-word="false" fo:orphans="2" fo:widows="2" fo:text-indent="0.741cm" style:auto-text-indent="false"/>
      <style:text-properties fo:font-style="italic" style:letter-kerning="true" style:font-name-asian="Arial Unicode MS1" style:font-style-asian="italic" style:font-name-complex="Arial Unicode MS1" style:font-size-complex="10.5pt"/>
    </style:style>
    <style:style style:name="P12" style:family="paragraph" style:parent-style-name="Standard">
      <style:paragraph-properties fo:margin-left="0.741cm" fo:margin-right="0cm" fo:text-align="start" style:justify-single-word="false" fo:orphans="2" fo:widows="2" fo:text-indent="1.667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.37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.37cm" style:auto-text-indent="false"/>
      <style:text-properties fo:color="#808080" fo:font-style="italic" style:font-style-asian="italic" style:font-name-complex="Arial Unicode MS1" style:font-size-complex="10.5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.37cm" style:auto-text-indent="false"/>
      <style:text-properties fo:color="#808080" fo:font-style="italic" style:letter-kerning="true" style:font-style-asian="italic" style:font-name-complex="NSimSun1" style:font-size-complex="10.5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.847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.494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.635cm" style:auto-text-indent="false"/>
    </style:style>
    <style:style style:name="P19" style:family="paragraph" style:parent-style-name="Standard">
      <style:paragraph-properties fo:margin-left="0.845cm" fo:margin-right="0cm" fo:text-align="start" style:justify-single-word="false" fo:orphans="2" fo:widows="2" fo:text-indent="-0.423cm" style:auto-text-indent="false"/>
    </style:style>
    <style:style style:name="P20" style:family="paragraph" style:parent-style-name="Standard">
      <style:paragraph-properties fo:margin-left="0.607cm" fo:margin-right="0cm" fo:text-align="start" style:justify-single-word="false" fo:orphans="2" fo:widows="2" fo:text-indent="-0.185cm" style:auto-text-indent="false"/>
    </style:style>
    <style:style style:name="P21" style:family="paragraph" style:parent-style-name="Standard">
      <style:paragraph-properties fo:margin-left="0.607cm" fo:margin-right="0cm" fo:text-align="start" style:justify-single-word="false" fo:orphans="2" fo:widows="2" fo:text-indent="-0.185cm" style:auto-text-indent="false"/>
      <style:text-properties fo:color="#808080" fo:font-style="italic" style:letter-kerning="true" style:font-name-asian="Arial Unicode MS1" style:font-style-asian="italic" style:font-name-complex="Arial Unicode MS1" style:font-size-complex="10.5pt"/>
    </style:style>
    <style:style style:name="P22" style:family="paragraph" style:parent-style-name="Standard">
      <style:paragraph-properties fo:margin-left="0.633cm" fo:margin-right="0cm" fo:text-align="start" style:justify-single-word="false" fo:orphans="2" fo:widows="2" fo:text-indent="-0.212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1.058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1.058cm" style:auto-text-indent="false"/>
    </style:style>
    <style:style style:name="P25" style:family="paragraph" style:parent-style-name="Standard">
      <style:paragraph-properties fo:margin-left="0.318cm" fo:margin-right="0cm" fo:text-align="start" style:justify-single-word="false" fo:text-indent="0.741cm" style:auto-text-indent="false"/>
    </style:style>
    <style:style style:name="P26" style:family="paragraph" style:parent-style-name="Standard">
      <style:paragraph-properties fo:margin-left="0cm" fo:margin-right="0cm" fo:text-indent="0.42cm" style:auto-text-indent="false"/>
    </style:style>
    <style:style style:name="P27" style:family="paragraph" style:parent-style-name="Standard">
      <style:paragraph-properties fo:margin-left="0cm" fo:margin-right="0cm" fo:text-indent="0.631cm" style:auto-text-indent="false"/>
    </style:style>
    <style:style style:name="P28" style:family="paragraph" style:parent-style-name="Standard">
      <style:paragraph-properties fo:margin-left="0cm" fo:margin-right="0cm" fo:text-indent="0.915cm" style:auto-text-indent="false"/>
    </style:style>
    <style:style style:name="P29" style:family="paragraph" style:parent-style-name="Standard">
      <style:paragraph-properties fo:margin-left="0cm" fo:margin-right="0cm" fo:text-indent="0.367cm" style:auto-text-indent="false"/>
    </style:style>
    <style:style style:name="P30" style:family="paragraph" style:parent-style-name="Standard">
      <style:paragraph-properties fo:margin-left="0.741cm" fo:margin-right="0cm" fo:text-align="start" style:justify-single-word="false" fo:text-indent="0.741cm" style:auto-text-indent="false"/>
    </style:style>
    <style:style style:name="P31" style:family="paragraph" style:parent-style-name="Standard">
      <style:paragraph-properties fo:margin-left="0cm" fo:margin-right="0cm" fo:text-indent="0.552cm" style:auto-text-indent="false"/>
    </style:style>
    <style:style style:name="P32" style:family="paragraph" style:parent-style-name="Standard">
      <style:paragraph-properties fo:margin-left="0cm" fo:margin-right="0cm" fo:text-indent="0.734cm" style:auto-text-indent="false"/>
    </style:style>
    <style:style style:name="P33" style:family="paragraph" style:parent-style-name="Standard">
      <style:paragraph-properties fo:margin-left="0.741cm" fo:margin-right="0cm" fo:text-indent="0.818cm" style:auto-text-indent="false"/>
    </style:style>
    <style:style style:name="P34" style:family="paragraph" style:parent-style-name="Standard">
      <style:paragraph-properties fo:margin-left="0.741cm" fo:margin-right="0cm" fo:text-indent="0cm" style:auto-text-indent="false"/>
    </style:style>
    <style:style style:name="P35" style:family="paragraph" style:parent-style-name="Standard">
      <style:paragraph-properties fo:margin-left="0.741cm" fo:margin-right="0cm" fo:text-indent="0.556cm" style:auto-text-indent="false"/>
    </style:style>
    <style:style style:name="P36" style:family="paragraph" style:parent-style-name="Standard" style:master-page-name="Standard">
      <style:paragraph-properties fo:text-align="start" style:justify-single-word="false" fo:orphans="2" fo:widows="2" style:page-number="auto" fo:padding="0cm" fo:border-left="none" fo:border-right="none" fo:border-top="none" fo:border-bottom="0.026cm solid #e0e0e0"/>
      <style:text-properties fo:color="#333333" style:font-name="Helvetica" fo:font-size="21pt" fo:font-weight="bold" style:letter-kerning="true" style:font-name-asian="宋体1" style:font-size-asian="21pt" style:font-weight-asian="bold" style:font-name-complex="Helvetica1" style:font-size-complex="21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.741cm" style:auto-text-indent="false"/>
      <style:text-properties fo:color="#444444" style:letter-kerning="true" style:font-name-complex="Arial Unicode MS1" style:font-size-complex="10.5pt"/>
    </style:style>
    <style:style style:name="P38" style:family="paragraph" style:parent-style-name="Standard">
      <style:paragraph-properties fo:margin-left="0cm" fo:margin-right="0cm" style:line-height-at-least="0.635cm" fo:text-align="start" style:justify-single-word="false" fo:orphans="2" fo:widows="2" fo:text-indent="0.741cm" style:auto-text-indent="false"/>
      <style:text-properties style:letter-kerning="true" style:font-name-complex="Arial Unicode MS1" style:font-size-complex="10.5pt"/>
    </style:style>
    <style:style style:name="P39" style:family="paragraph" style:parent-style-name="Standard">
      <style:paragraph-properties fo:margin-left="0cm" fo:margin-right="0cm" style:line-height-at-least="0.635cm" fo:text-align="start" style:justify-single-word="false" fo:orphans="2" fo:widows="2" fo:text-indent="0.741cm" style:auto-text-indent="false"/>
      <style:text-properties fo:font-style="italic" style:letter-kerning="true" style:font-name-asian="Arial Unicode MS1" style:font-style-asian="italic" style:font-name-complex="Arial Unicode MS1" style:font-size-complex="10.5pt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.423cm" style:auto-text-indent="false"/>
      <style:text-properties fo:color="#444444"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P41" style:family="paragraph" style:parent-style-name="Standard">
      <style:paragraph-properties fo:margin-left="0cm" fo:margin-right="0cm" style:line-height-at-least="0.635cm" fo:text-align="start" style:justify-single-word="false" fo:orphans="2" fo:widows="2" fo:text-indent="0.423cm" style:auto-text-indent="false"/>
      <style:text-properties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P42" style:family="paragraph" style:parent-style-name="Standard">
      <style:paragraph-properties fo:margin-left="0cm" fo:margin-right="0cm" fo:line-height="150%" fo:text-align="start" style:justify-single-word="false" fo:orphans="2" fo:widows="2" fo:text-indent="0.556cm" style:auto-text-indent="false"/>
      <style:text-properties fo:color="#444444" style:letter-kerning="true" style:font-size-complex="10.5pt"/>
    </style:style>
    <style:style style:name="P43" style:family="paragraph" style:parent-style-name="Standard">
      <style:paragraph-properties fo:text-align="start" style:justify-single-word="false" fo:orphans="2" fo:widows="2"/>
      <style:text-properties fo:color="#808080" fo:font-style="italic" style:letter-kerning="true" style:font-style-asian="italic" style:font-name-complex="Arial Unicode MS1" style:font-size-complex="10.5pt"/>
    </style:style>
    <style:style style:name="P44" style:family="paragraph" style:parent-style-name="Standard">
      <style:paragraph-properties fo:text-align="start" style:justify-single-word="false" fo:orphans="2" fo:widows="2"/>
      <style:text-properties fo:color="#808080" fo:font-style="italic" style:letter-kerning="true" style:font-style-asian="italic" style:font-name-complex="NSimSun1" style:font-size-complex="10.5pt"/>
    </style:style>
    <style:style style:name="P45" style:family="paragraph" style:parent-style-name="Standard">
      <style:paragraph-properties fo:margin-left="0cm" fo:margin-right="0cm" fo:text-indent="0.631cm" style:auto-text-indent="false"/>
      <style:text-properties fo:color="#444444"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P46" style:family="paragraph" style:parent-style-name="Standard">
      <style:paragraph-properties fo:margin-left="0cm" fo:margin-right="0cm" fo:text-indent="0.367cm" style:auto-text-indent="false"/>
      <style:text-properties fo:color="#808080" fo:font-style="italic" style:letter-kerning="true" style:font-style-asian="italic" style:font-name-complex="NSimSun1" style:font-size-complex="10.5pt"/>
    </style:style>
    <style:style style:name="P47" style:family="paragraph" style:parent-style-name="Standard">
      <style:paragraph-properties fo:margin-left="0cm" fo:margin-right="0cm" fo:text-indent="0.552cm" style:auto-text-indent="false"/>
      <style:text-properties fo:color="#000000" fo:font-style="italic" style:letter-kerning="true" style:font-style-asian="italic" style:font-name-complex="NSimSun1" style:font-size-complex="10.5pt"/>
    </style:style>
    <style:style style:name="P48" style:family="paragraph" style:parent-style-name="Heading_20_2">
      <style:text-properties style:font-name="Arial Unicode MS" style:font-name-asian="Arial Unicode MS1" style:font-name-complex="Arial Unicode MS1"/>
    </style:style>
    <style:style style:name="T1" style:family="text">
      <style:text-properties fo:color="#444444" style:font-name="Arial Unicode MS" fo:font-size="12pt" style:font-name-asian="Arial Unicode MS1" style:font-size-asian="12pt" style:font-name-complex="Arial Unicode MS1" style:font-size-complex="12pt"/>
    </style:style>
    <style:style style:name="T2" style:family="text">
      <style:text-properties fo:color="#444444"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T3" style:family="text">
      <style:text-properties fo:color="#444444" style:font-name="Arial Unicode MS" style:letter-kerning="true" style:font-name-asian="Arial Unicode MS1" style:font-name-complex="Arial Unicode MS1" style:font-size-complex="10.5pt"/>
    </style:style>
    <style:style style:name="T4" style:family="text">
      <style:text-properties fo:color="#444444" style:font-name="Arial Unicode MS" fo:font-size="14pt" style:font-name-asian="Arial Unicode MS1" style:font-size-asian="14pt" style:font-name-complex="Arial Unicode MS1" style:font-size-complex="14pt"/>
    </style:style>
    <style:style style:name="T5" style:family="text">
      <style:text-properties fo:color="#444444" style:letter-kerning="true" style:font-name-complex="Arial Unicode MS1" style:font-size-complex="10.5pt"/>
    </style:style>
    <style:style style:name="T6" style:family="text">
      <style:text-properties fo:color="#444444" style:letter-kerning="true" style:font-size-complex="10.5pt"/>
    </style:style>
    <style:style style:name="T7" style:family="text">
      <style:text-properties fo:color="#444444" fo:font-size="12pt" style:letter-kerning="true" style:font-size-asian="12pt" style:font-name-complex="Arial Unicode MS1" style:font-size-complex="12pt"/>
    </style:style>
    <style:style style:name="T8" style:family="text">
      <style:text-properties fo:color="#444444" fo:font-size="12pt" fo:font-style="italic" style:letter-kerning="true" style:font-name-asian="Arial Unicode MS1" style:font-size-asian="12pt" style:font-style-asian="italic" style:font-name-complex="Arial Unicode MS1" style:font-size-complex="12pt"/>
    </style:style>
    <style:style style:name="T9" style:family="text">
      <style:text-properties style:font-name="Arial Unicode MS" style:font-name-asian="Arial Unicode MS1" style:font-name-complex="Arial Unicode MS1"/>
    </style:style>
    <style:style style:name="T10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11" style:family="text">
      <style:text-properties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T12" style:family="text">
      <style:text-properties style:font-name="Arial Unicode MS" style:letter-kerning="true" style:font-name-asian="Arial Unicode MS1" style:font-name-complex="Arial Unicode MS1" style:font-size-complex="10.5pt"/>
    </style:style>
    <style:style style:name="T13" style:family="text">
      <style:text-properties style:letter-kerning="true" style:font-name-complex="Arial Unicode MS1" style:font-size-complex="10.5pt"/>
    </style:style>
    <style:style style:name="T14" style:family="text">
      <style:text-properties fo:font-size="12pt" style:letter-kerning="true" style:font-size-asian="12pt" style:font-name-complex="Arial Unicode MS1" style:font-size-complex="12pt"/>
    </style:style>
    <style:style style:name="T15" style:family="text">
      <style:text-properties fo:color="#0000ff" fo:font-size="12pt" fo:font-style="italic" style:letter-kerning="true" fo:background-color="#ffffff" style:font-name-asian="Arial Unicode MS1" style:font-size-asian="12pt" style:font-style-asian="italic" style:font-name-complex="Arial Unicode MS1" style:font-size-complex="12pt"/>
    </style:style>
    <style:style style:name="T16" style:family="text">
      <style:text-properties fo:color="#0000ff" fo:font-size="12pt" fo:font-style="italic" style:letter-kerning="true" fo:background-color="#ffffff" style:font-size-asian="12pt" style:font-style-asian="italic" style:font-name-complex="NSimSun1" style:font-size-complex="12pt"/>
    </style:style>
    <style:style style:name="T17" style:family="text">
      <style:text-properties fo:color="#0000ff" fo:font-size="12pt" fo:font-style="italic" style:letter-kerning="true" style:font-size-asian="12pt" style:font-style-asian="italic" style:font-name-complex="NSimSun1" style:font-size-complex="12pt"/>
    </style:style>
    <style:style style:name="T18" style:family="text">
      <style:text-properties fo:color="#0000ff" fo:font-style="italic" style:letter-kerning="true" fo:background-color="#ffffff" style:font-style-asian="italic" style:font-name-complex="NSimSun1" style:font-size-complex="10.5pt"/>
    </style:style>
    <style:style style:name="T19" style:family="text">
      <style:text-properties fo:color="#000000" fo:font-size="12pt" style:letter-kerning="true" style:font-name-asian="Arial Unicode MS1" style:font-size-asian="12pt" style:font-name-complex="Arial Unicode MS1" style:font-size-complex="12pt"/>
    </style:style>
    <style:style style:name="T20" style:family="text">
      <style:text-properties fo:color="#000000" fo:font-size="12pt" style:letter-kerning="true" style:font-size-asian="12pt" style:font-name-complex="NSimSun1" style:font-size-complex="12pt"/>
    </style:style>
    <style:style style:name="T21" style:family="text">
      <style:text-properties fo:color="#000000" fo:font-size="12pt" style:letter-kerning="true" style:font-size-asian="12pt" style:font-name-complex="Arial Unicode MS1" style:font-size-complex="12pt"/>
    </style:style>
    <style:style style:name="T22" style:family="text">
      <style:text-properties fo:color="#000000" fo:font-size="12pt" style:letter-kerning="true" fo:background-color="#ffffff" style:font-size-asian="12pt" style:font-name-complex="NSimSun1" style:font-size-complex="12pt"/>
    </style:style>
    <style:style style:name="T23" style:family="text">
      <style:text-properties fo:color="#000000" fo:font-size="12pt" fo:font-style="italic" style:letter-kerning="true" fo:background-color="#ffffff" style:font-name-asian="Arial Unicode MS1" style:font-size-asian="12pt" style:font-style-asian="italic" style:font-name-complex="Arial Unicode MS1" style:font-size-complex="12pt"/>
    </style:style>
    <style:style style:name="T24" style:family="text">
      <style:text-properties fo:color="#000000" fo:font-size="12pt" fo:font-style="italic" style:letter-kerning="true" fo:background-color="#ffffff" style:font-size-asian="12pt" style:font-style-asian="italic" style:font-name-complex="NSimSun1" style:font-size-complex="12pt"/>
    </style:style>
    <style:style style:name="T25" style:family="text">
      <style:text-properties fo:color="#000000" fo:font-size="12pt" fo:font-style="italic" style:letter-kerning="true" style:font-name-asian="Arial Unicode MS1" style:font-size-asian="12pt" style:font-style-asian="italic" style:font-name-complex="Arial Unicode MS1" style:font-size-complex="12pt"/>
    </style:style>
    <style:style style:name="T26" style:family="text">
      <style:text-properties fo:color="#000000" fo:font-size="12pt" fo:font-style="italic" style:letter-kerning="true" style:font-size-asian="12pt" style:font-style-asian="italic" style:font-name-complex="NSimSun1" style:font-size-complex="12pt"/>
    </style:style>
    <style:style style:name="T27" style:family="text">
      <style:text-properties fo:color="#000000" style:font-name="Arial Unicode MS" fo:font-size="12pt" style:letter-kerning="true" style:font-name-asian="Arial Unicode MS1" style:font-size-asian="12pt" style:font-name-complex="Arial Unicode MS1" style:font-size-complex="12pt"/>
    </style:style>
    <style:style style:name="T28" style:family="text">
      <style:text-properties fo:color="#000000" fo:font-style="italic" style:letter-kerning="true" fo:background-color="#ffffff" style:font-style-asian="italic" style:font-name-complex="NSimSun1" style:font-size-complex="10.5pt"/>
    </style:style>
    <style:style style:name="T29" style:family="text">
      <style:text-properties fo:color="#000000" fo:font-style="italic" style:letter-kerning="true" style:font-style-asian="italic" style:font-name-complex="NSimSun1" style:font-size-complex="10.5pt"/>
    </style:style>
    <style:style style:name="T30" style:family="text">
      <style:text-properties fo:color="#000000" style:font-name="NSimSun" fo:font-size="9.5pt" style:letter-kerning="true" fo:background-color="#ffffff" style:font-size-asian="9.5pt" style:font-name-complex="NSimSun1" style:font-size-complex="9.5pt"/>
    </style:style>
    <style:style style:name="T31" style:family="text">
      <style:text-properties fo:color="#808080" fo:font-style="italic" style:letter-kerning="true" style:font-style-asian="italic" style:font-name-complex="Arial Unicode MS1" style:font-size-complex="10.5pt"/>
    </style:style>
    <style:style style:name="T32" style:family="text">
      <style:text-properties fo:color="#808080" fo:font-style="italic" style:letter-kerning="true" style:font-style-asian="italic" style:font-name-complex="NSimSun1" style:font-size-complex="10.5pt"/>
    </style:style>
    <style:style style:name="T33" style:family="text">
      <style:text-properties fo:color="#808080" fo:font-style="italic" style:letter-kerning="true" fo:background-color="#ffffff" style:font-style-asian="italic" style:font-name-complex="NSimSun1" style:font-size-complex="10.5pt"/>
    </style:style>
    <style:style style:name="T34" style:family="text">
      <style:text-properties fo:color="#808080" fo:font-style="italic" style:font-style-asian="italic" style:font-name-complex="Arial Unicode MS1" style:font-size-complex="10.5pt"/>
    </style:style>
    <style:style style:name="T35" style:family="text">
      <style:text-properties fo:color="#808080" fo:font-size="12pt" fo:font-style="italic" style:letter-kerning="true" fo:background-color="#ffffff" style:font-size-asian="12pt" style:font-style-asian="italic" style:font-name-complex="NSimSun1" style:font-size-complex="12pt"/>
    </style:style>
    <style:style style:name="T36" style:family="text">
      <style:text-properties fo:color="#808080" fo:font-size="12pt" fo:font-style="italic" style:letter-kerning="true" fo:background-color="#ffffff" style:font-name-asian="Arial Unicode MS1" style:font-size-asian="12pt" style:font-style-asian="italic" style:font-name-complex="Arial Unicode MS1" style:font-size-complex="12pt"/>
    </style:style>
    <style:style style:name="T37" style:family="text">
      <style:text-properties fo:color="#808080" style:font-name="NSimSun" fo:font-style="italic" style:letter-kerning="true" fo:background-color="#ffffff" style:font-style-asian="italic" style:font-name-complex="NSimSun1" style:font-size-complex="10.5pt"/>
    </style:style>
    <style:style style:name="T38" style:family="text">
      <style:text-properties fo:color="#808080" style:font-name="Arial1" fo:font-style="italic" style:font-style-asian="italic" style:font-name-complex="Arial2" style:font-size-complex="10.5pt"/>
    </style:style>
    <style:style style:name="T39" style:family="text">
      <style:text-properties fo:color="#2b91af" fo:font-size="12pt" fo:font-style="italic" style:letter-kerning="true" fo:background-color="#ffffff" style:font-size-asian="12pt" style:font-style-asian="italic" style:font-name-complex="NSimSun1" style:font-size-complex="12pt"/>
    </style:style>
    <style:style style:name="T40" style:family="text">
      <style:text-properties fo:color="#2b91af" fo:font-size="12pt" fo:font-style="italic" style:letter-kerning="true" fo:background-color="#ffffff" style:font-name-asian="Arial Unicode MS1" style:font-size-asian="12pt" style:font-style-asian="italic" style:font-name-complex="Arial Unicode MS1" style:font-size-complex="12pt"/>
    </style:style>
    <style:style style:name="T41" style:family="text">
      <style:text-properties fo:color="#2b91af" fo:font-size="12pt" fo:font-style="italic" style:letter-kerning="true" style:font-size-asian="12pt" style:font-style-asian="italic" style:font-name-complex="NSimSun1" style:font-size-complex="12pt"/>
    </style:style>
    <style:style style:name="T42" style:family="text">
      <style:text-properties fo:color="#2b91af" fo:font-style="italic" style:letter-kerning="true" fo:background-color="#ffffff" style:font-style-asian="italic" style:font-name-complex="NSimSun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Fossilized</text:p>
      <text:p text:style-name="Standard"><text:span text:style-name="T1">fos</text:span><text:span text:style-name="T10">silizid: a open source c++ library start by </text:span><text:span text:style-name="T2">anxiangqq@gmail.com</text:span></text:p>
      <text:h text:style-name="P48" text:outline-level="2">container: lock-free structure </text:h>
      <text:p text:style-name="P6"><text:span text:style-name="T1">fos</text:span><text:span text:style-name="T10">silizid</text:span><text:span text:style-name="T2">::</text:span><text:span text:style-name="T11">container</text:span><text:span text:style-name="T2">::msque</text:span></text:p>
      <text:p text:style-name="P37">基于单链表的无锁队列</text:p>
      <text:p text:style-name="P10"><text:span text:style-name="T5">相关论文</text:span><text:a xlink:type="simple" xlink:href="http://www.research.ibm.com/people/m/michael/podc-1996.pdf"><text:span text:style-name="T12">http://www.research.ibm.com/people/m/michael/podc-1996.pdf</text:span></text:a></text:p>
      <text:p text:style-name="P12"><text:a xlink:type="simple" xlink:href="http://web.cecs.pdx.edu/~walpole/class/cs510/papers/11.pdf"><text:span text:style-name="T12">http://web.cecs.pdx.edu/~walpole/class/cs510/papers/11.pdf</text:span></text:a></text:p>
      <text:p text:style-name="P40">optimisticque</text:p>
      <text:p text:style-name="P13"><text:span text:style-name="T3"><text:s text:c="2"/></text:span><text:span text:style-name="T5">基于双链表的对锁队列</text:span></text:p>
      <text:p text:style-name="P10"><text:span text:style-name="T5">相关论文</text:span><text:a xlink:type="simple" xlink:href="https://www.offblast.org/stuff/books/FIFO_Queues.pdf"><text:span text:style-name="T12">https://www.offblast.org/stuff/books/FIFO_Queues.pdf</text:span></text:a></text:p>
      <text:p text:style-name="P40">ringque</text:p>
      <text:p text:style-name="P6"><text:span text:style-name="T2"><text:s text:c="2"/></text:span><text:span text:style-name="T5">基于定长数组实现的环形队列</text:span></text:p>
      <text:p text:style-name="P40">swapque</text:p>
      <text:p text:style-name="P7"><text:span text:style-name="T2"><text:s text:c="2"/></text:span><text:span text:style-name="T5">基于读写锁，队列本身包含2个子队列，一个用于push，一个用于pop</text:span></text:p>
      <text:p text:style-name="P42">队列采用了统一的接口设计</text:p>
      <text:p text:style-name="P6"><text:span text:style-name="T2"><text:s text:c="2"/></text:span><text:span text:style-name="T15">bool</text:span><text:span text:style-name="T23"> empty()</text:span></text:p>
      <text:p text:style-name="P6"><text:span text:style-name="T19"><text:s text:c="3"/></text:span><text:span text:style-name="T31">判断队列是否为空,空返回true否之返回false</text:span></text:p>
      <text:p text:style-name="P16"><text:span text:style-name="T24">std::</text:span><text:span text:style-name="T39">size_t</text:span><text:span text:style-name="T24"> </text:span><text:span text:style-name="T8">msque</text:span><text:span text:style-name="T23">::</text:span><text:span text:style-name="T24">size()</text:span></text:p>
      <text:p text:style-name="P6"><text:span text:style-name="T26"><text:s text:c="3"/></text:span><text:span text:style-name="T32">获取队列长度,返回当前队列元素数目</text:span></text:p>
      <text:p text:style-name="P13"><text:span text:style-name="T32"><text:s text:c="3"/></text:span><text:span text:style-name="T16">void</text:span><text:span text:style-name="T24"> </text:span><text:span text:style-name="T8">msque</text:span><text:span text:style-name="T23">::</text:span><text:span text:style-name="T24">clear()</text:span></text:p>
      <text:p text:style-name="P6"><text:span text:style-name="T26"><text:s text:c="3"/></text:span><text:span text:style-name="T32">清空队列</text:span></text:p>
      <text:p text:style-name="P13"><text:span text:style-name="T32"><text:s text:c="3"/></text:span><text:span text:style-name="T16">void</text:span><text:span text:style-name="T24"> </text:span><text:span text:style-name="T8">msque</text:span><text:span text:style-name="T23">::</text:span><text:span text:style-name="T24">push(</text:span><text:span text:style-name="T16">const</text:span><text:span text:style-name="T24"> </text:span><text:span text:style-name="T39">T</text:span><text:span text:style-name="T24"> &amp; </text:span><text:span text:style-name="T35">data</text:span><text:span text:style-name="T24">)</text:span></text:p>
      <text:p text:style-name="P6"><text:span text:style-name="T26"><text:s text:c="3"/></text:span><text:span text:style-name="T32">将元素插入队列</text:span></text:p>
      <text:p text:style-name="P16"><text:span text:style-name="T16">bool</text:span><text:span text:style-name="T24"> </text:span><text:span text:style-name="T8">msque</text:span><text:span text:style-name="T23">::</text:span><text:span text:style-name="T24">pop(</text:span><text:span text:style-name="T39">T</text:span><text:span text:style-name="T24"> &amp; </text:span><text:span text:style-name="T35">data</text:span><text:span text:style-name="T24">)</text:span></text:p>
      <text:p text:style-name="P17"><text:span text:style-name="T4"><text:s text:c="2"/></text:span><text:span text:style-name="T32">将元素弹</text:span><text:span text:style-name="T34">出队列</text:span></text:p>
      <text:p text:style-name="P14"/>
      <text:p text:style-name="P40">small_hash_map</text:p>
      <text:p text:style-name="P6"><text:span text:style-name="T2"><text:s text:c="2"/></text:span><text:span text:style-name="T7">基于读写锁的hash_map，对</text:span><text:span text:style-name="T22">bucket</text:span><text:span text:style-name="T20">进行加锁</text:span></text:p>
      <text:p text:style-name="P6"><text:span text:style-name="T20"><text:s/></text:span><text:span text:style-name="T27">Interface</text:span></text:p>
      <text:p text:style-name="P18"><text:span text:style-name="T15">void</text:span><text:span text:style-name="T23"> for_each(boost::</text:span><text:span text:style-name="T40">function</text:span><text:span text:style-name="T23">&lt;</text:span><text:span text:style-name="T15">void</text:span><text:span text:style-name="T23">(</text:span><text:span text:style-name="T40">V</text:span><text:span text:style-name="T23"> var) &gt; </text:span><text:span text:style-name="T36">handle</text:span><text:span text:style-name="T23"> )</text:span></text:p>
      <text:p text:style-name="P6"><text:span text:style-name="T25"><text:s/></text:span><text:span text:style-name="T31">遍历hash_map</text:span></text:p>
      <text:p text:style-name="P13"><text:span text:style-name="T31"><text:s/></text:span><text:span text:style-name="T16">bool</text:span><text:span text:style-name="T24"> set(</text:span><text:span text:style-name="T39">K</text:span><text:span text:style-name="T24"> </text:span><text:span text:style-name="T35">key</text:span><text:span text:style-name="T24">, </text:span><text:span text:style-name="T39">V</text:span><text:span text:style-name="T24"> </text:span><text:span text:style-name="T35">value</text:span><text:span text:style-name="T24">)</text:span></text:p>
      <text:p text:style-name="P6"><text:span text:style-name="T26"><text:s/></text:span><text:span text:style-name="T32">设置对应key的value</text:span></text:p>
      <text:p text:style-name="P13"><text:soft-page-break/><text:span text:style-name="T32"><text:s/></text:span><text:span text:style-name="T16">void</text:span><text:span text:style-name="T24"> insert(</text:span><text:span text:style-name="T39">K</text:span><text:span text:style-name="T24"> </text:span><text:span text:style-name="T35">key</text:span><text:span text:style-name="T24">, </text:span><text:span text:style-name="T39">V</text:span><text:span text:style-name="T24"> </text:span><text:span text:style-name="T35">value</text:span><text:span text:style-name="T24">)</text:span></text:p>
      <text:p text:style-name="P6"><text:span text:style-name="T26"><text:s/></text:span><text:span text:style-name="T32">插入（key，value）</text:span></text:p>
      <text:p text:style-name="P13"><text:span text:style-name="T32"><text:s/></text:span><text:span text:style-name="T16">bool</text:span><text:span text:style-name="T24"> search(</text:span><text:span text:style-name="T39">K</text:span><text:span text:style-name="T24"> </text:span><text:span text:style-name="T35">key</text:span><text:span text:style-name="T24">, </text:span><text:span text:style-name="T39">V</text:span><text:span text:style-name="T24"> &amp;</text:span><text:span text:style-name="T35">value</text:span><text:span text:style-name="T24">)</text:span></text:p>
      <text:p text:style-name="P6"><text:span text:style-name="T26"><text:s/></text:span><text:span text:style-name="T32">查找指定key</text:span></text:p>
      <text:p text:style-name="P13"><text:span text:style-name="T32"><text:s/></text:span><text:span text:style-name="T16">bool</text:span><text:span text:style-name="T24"> erase(</text:span><text:span text:style-name="T39">K</text:span><text:span text:style-name="T24"> </text:span><text:span text:style-name="T35">key</text:span><text:span text:style-name="T24">)</text:span></text:p>
      <text:p text:style-name="P6"><text:span text:style-name="T26"><text:s/></text:span><text:span text:style-name="T32">删除指定key</text:span></text:p>
      <text:p text:style-name="P13"><text:span text:style-name="T32"><text:s/></text:span><text:span text:style-name="T16">unsigned</text:span><text:span text:style-name="T24"> </text:span><text:span text:style-name="T16">int</text:span><text:span text:style-name="T24"> size()</text:span></text:p>
      <text:p text:style-name="P6"><text:span text:style-name="T26"><text:s/></text:span><text:span text:style-name="T32">获取hash_map的元素数目</text:span></text:p>
      <text:p text:style-name="P43"><text:tab/></text:p>
      <text:p text:style-name="P2"><text:span text:style-name="T21">例子:</text:span><text:span text:style-name="T9"> </text:span><text:span text:style-name="T1">fos</text:span><text:span text:style-name="T10">silizid</text:span><text:span text:style-name="T27">/test/test_container</text:span></text:p>
      <text:p text:style-name="P8"/>
      <text:h text:style-name="P48" text:outline-level="2">pool: mempool&amp;&amp;objpool</text:h>
      <text:p text:style-name="P6"><text:span text:style-name="T1">fos</text:span><text:span text:style-name="T10">silizid</text:span><text:span text:style-name="T2">::pool::mempool</text:span></text:p>
      <text:p text:style-name="P19"><text:span text:style-name="T2"><text:s text:c="2"/></text:span><text:span text:style-name="T5">内存池，按分配的内存大小做了简单的分支管理，小于64K的内存采用链表管理，在新的内存块上保存上级节点的指针地址，大于64K的内存采用红黑树保存，直接采用了std::map</text:span></text:p>
      <text:p text:style-name="P20"><text:span text:style-name="T3"><text:s/></text:span><text:span text:style-name="T2">Interface</text:span></text:p>
      <text:p text:style-name="P22"><text:span text:style-name="T2"><text:s text:c="2"/></text:span><text:span text:style-name="T16">static</text:span><text:span text:style-name="T24"> </text:span><text:span text:style-name="T16">void</text:span><text:span text:style-name="T24"> * allocator(</text:span><text:span text:style-name="T16">int</text:span><text:span text:style-name="T24"> len)</text:span></text:p>
      <text:p text:style-name="P22"><text:span text:style-name="T17"><text:s text:c="3"/></text:span><text:span text:style-name="T32">分配内存</text:span></text:p>
      <text:p text:style-name="P20"><text:span text:style-name="T3"><text:s text:c="2"/></text:span><text:span text:style-name="T16">static</text:span><text:span text:style-name="T24"> </text:span><text:span text:style-name="T16">void</text:span><text:span text:style-name="T24"> deallocator(</text:span><text:span text:style-name="T16">void</text:span><text:span text:style-name="T24"> * buff, </text:span><text:span text:style-name="T16">int</text:span><text:span text:style-name="T24"> len)</text:span></text:p>
      <text:p text:style-name="P22"><text:span text:style-name="T17"><text:s text:c="3"/></text:span><text:span text:style-name="T32">回收内存</text:span></text:p>
      <text:p text:style-name="P21"/>
      <text:p text:style-name="P6"><text:span text:style-name="T1">fos</text:span><text:span text:style-name="T10">silizid</text:span><text:span text:style-name="T2">::pool::factory</text:span></text:p>
      <text:p text:style-name="P6"><text:span text:style-name="T2"><text:s text:c="2"/></text:span><text:span text:style-name="T6">对象池，采用可变长模板参数适配不同参数的构造函数</text:span></text:p>
      <text:p text:style-name="P13"><text:span text:style-name="T6"><text:s text:c="2"/></text:span><text:span text:style-name="T2">Interface</text:span></text:p>
      <text:p text:style-name="P24"><text:span text:style-name="T16">template</text:span><text:span text:style-name="T24">&lt;</text:span><text:span text:style-name="T16">class</text:span><text:span text:style-name="T24"> </text:span><text:span text:style-name="T39">T</text:span><text:span text:style-name="T24">, </text:span><text:span text:style-name="T16">typename</text:span><text:span text:style-name="T24"> ...</text:span><text:span text:style-name="T39">Tlist</text:span><text:span text:style-name="T24">&gt;</text:span></text:p>
      <text:p text:style-name="P24"><text:span text:style-name="T16">static</text:span><text:span text:style-name="T24"> </text:span><text:span text:style-name="T39">T</text:span><text:span text:style-name="T24"> * create(</text:span><text:span text:style-name="T16">int</text:span><text:span text:style-name="T24"> </text:span><text:span text:style-name="T35">count</text:span><text:span text:style-name="T24">, </text:span><text:span text:style-name="T39">Tlist</text:span><text:span text:style-name="T24">&amp;&amp; ... </text:span><text:span text:style-name="T35">var</text:span><text:span text:style-name="T24">)</text:span></text:p>
      <text:p text:style-name="P24"><text:span text:style-name="T26"><text:s/></text:span><text:span text:style-name="T32">创建count个数的对象</text:span></text:p>
      <text:p text:style-name="P23"><text:span text:style-name="T16">template</text:span><text:span text:style-name="T24">&lt;</text:span><text:span text:style-name="T16">class</text:span><text:span text:style-name="T24"> </text:span><text:span text:style-name="T39">T</text:span><text:span text:style-name="T24">, </text:span><text:span text:style-name="T16">typename</text:span><text:span text:style-name="T24"> ...</text:span><text:span text:style-name="T39">Tlist</text:span><text:span text:style-name="T24">&gt;</text:span></text:p>
      <text:p text:style-name="P23"><text:span text:style-name="T16">static</text:span><text:span text:style-name="T24"> </text:span><text:span text:style-name="T39">T</text:span><text:span text:style-name="T24"> * create(</text:span><text:span text:style-name="T39">Tlist</text:span><text:span text:style-name="T24">&amp;&amp; ... </text:span><text:span text:style-name="T35">var</text:span><text:span text:style-name="T24">)</text:span></text:p>
      <text:p text:style-name="P23"><text:span text:style-name="T24"><text:s/></text:span><text:span text:style-name="T33">创建一个对象</text:span></text:p>
      <text:p text:style-name="P25"><text:span text:style-name="T16">template</text:span><text:span text:style-name="T24">&lt;</text:span><text:span text:style-name="T16">class</text:span><text:span text:style-name="T24"> </text:span><text:span text:style-name="T39">T</text:span><text:span text:style-name="T24">&gt;</text:span></text:p>
      <text:p text:style-name="P25"><text:span text:style-name="T16">static</text:span><text:span text:style-name="T24"> </text:span><text:span text:style-name="T16">void</text:span><text:span text:style-name="T24"> release(</text:span><text:span text:style-name="T39">T</text:span><text:span text:style-name="T24"> * </text:span><text:span text:style-name="T35">p</text:span><text:span text:style-name="T24">, </text:span><text:span text:style-name="T16">int</text:span><text:span text:style-name="T24"> </text:span><text:span text:style-name="T35">count</text:span><text:span text:style-name="T24">)</text:span></text:p>
      <text:p text:style-name="P25"><text:span text:style-name="T16"><text:s/></text:span><text:span text:style-name="T33">释放count个对象</text:span></text:p>
      <text:p text:style-name="P44"><text:soft-page-break/><text:tab/></text:p>
      <text:p text:style-name="P2"><text:span text:style-name="T21">例子:</text:span><text:span text:style-name="T9"> </text:span><text:span text:style-name="T1">fos</text:span><text:span text:style-name="T10">silizid</text:span><text:span text:style-name="T27">/</text:span> <text:span text:style-name="T27">test/test_pool</text:span></text:p>
      <text:p text:style-name="P15"/>
      <text:h text:style-name="P48" text:outline-level="2">remoteq: network library</text:h>
      <text:p text:style-name="P26"><text:span text:style-name="T10">fossilizid</text:span><text:span text:style-name="T11">::remoteq</text:span></text:p>
      <text:p text:style-name="P26"><text:span text:style-name="T11"><text:s text:c="2"/></text:span><text:span text:style-name="T13">基于模板适配网络协议</text:span></text:p>
      <text:p text:style-name="P45">Interface</text:p>
      <text:p text:style-name="P1"><text:span text:style-name="T13"><text:s text:c="5"/></text:span><text:span text:style-name="T42">ACCEPTOR</text:span><text:span text:style-name="T28"> acceptor(</text:span><text:span text:style-name="T42">QUEUE</text:span><text:span text:style-name="T28"> que, </text:span><text:span text:style-name="T42">ENDPOINT</text:span><text:span text:style-name="T28"> ep)</text:span></text:p>
      <text:p text:style-name="P1"><text:span text:style-name="T30"><text:tab/> <text:s/></text:span><text:span text:style-name="T37">创建</text:span><text:span text:style-name="T38">接收器</text:span></text:p>
      <text:p text:style-name="P28"><text:span text:style-name="T42">CHANNEL</text:span><text:span text:style-name="T28"> accept(</text:span><text:span text:style-name="T42">ACCEPTOR</text:span><text:span text:style-name="T28"> ap)</text:span></text:p>
      <text:p text:style-name="P29"><text:span text:style-name="T13"><text:s text:c="4"/></text:span><text:span text:style-name="T31">接收接入的</text:span><text:span text:style-name="T42">CHANNEL</text:span></text:p>
      <text:p text:style-name="P29"><text:span text:style-name="T13"><text:s text:c="3"/></text:span><text:span text:style-name="T42">CHANNEL</text:span><text:span text:style-name="T28"> connect(</text:span><text:span text:style-name="T42">ENDPOINT</text:span><text:span text:style-name="T28"> ep, </text:span><text:span text:style-name="T42">QUEUE</text:span><text:span text:style-name="T28"> que = 0)</text:span></text:p>
      <text:p text:style-name="P29"><text:span text:style-name="T29"><text:s text:c="4"/></text:span><text:span text:style-name="T32">接入远端</text:span></text:p>
      <text:p text:style-name="P29"><text:span text:style-name="T32"><text:s text:c="3"/></text:span><text:span text:style-name="T16">void</text:span><text:span text:style-name="T24"> close(</text:span><text:span text:style-name="T39">HANDLE</text:span><text:span text:style-name="T24"> _handle)</text:span></text:p>
      <text:p text:style-name="P26"><text:span text:style-name="T26"><text:s text:c="3"/></text:span><text:span text:style-name="T32">释放句柄</text:span></text:p>
      <text:p text:style-name="P29"><text:span text:style-name="T32"><text:s text:c="3"/></text:span><text:span text:style-name="T42">ENDPOINT</text:span><text:span text:style-name="T28"> endpoint(</text:span><text:span text:style-name="T18">char</text:span><text:span text:style-name="T28"> * ip, </text:span><text:span text:style-name="T18">short</text:span><text:span text:style-name="T28"> port)</text:span></text:p>
      <text:p text:style-name="P29"><text:span text:style-name="T29"><text:s text:c="4"/></text:span><text:span text:style-name="T32">创建地址</text:span></text:p>
      <text:p text:style-name="P29"><text:span text:style-name="T32"><text:s text:c="3"/></text:span><text:span text:style-name="T39">QUEUE</text:span><text:span text:style-name="T24"> queue()</text:span></text:p>
      <text:p text:style-name="P26"><text:span text:style-name="T20"><text:s text:c="3"/></text:span><text:span text:style-name="T32">创建事件队列</text:span></text:p>
      <text:p text:style-name="P29"><text:span text:style-name="T32"><text:s text:c="3"/></text:span><text:span text:style-name="T39">EVENT</text:span><text:span text:style-name="T24"> queue(</text:span><text:span text:style-name="T39">QUEUE</text:span><text:span text:style-name="T24"> que)</text:span></text:p>
      <text:p text:style-name="P26"><text:span text:style-name="T26"><text:s text:c="3"/></text:span><text:span text:style-name="T32">获取事件</text:span></text:p>
      <text:p text:style-name="P46"><text:s text:c="2"/></text:p>
      <text:p text:style-name="P2"><text:span text:style-name="T21">例子:</text:span><text:span text:style-name="T9"> </text:span><text:span text:style-name="T1">fos</text:span><text:span text:style-name="T10">silizid/test/test_remote_queue</text:span></text:p>
      <text:p text:style-name="P4"/>
      <text:h text:style-name="P48" text:outline-level="2">reliablyt: udp reliably transmission</text:h>
      <text:p text:style-name="P41">reliablyt</text:p>
      <text:p text:style-name="P38">基于停等协议的udp可靠性传输</text:p>
      <text:p text:style-name="P45">Interface</text:p>
      <text:p text:style-name="P1"><text:span text:style-name="T2"><text:s/><text:tab/></text:span><text:span text:style-name="T18">class</text:span><text:span text:style-name="T28"> </text:span><text:span text:style-name="T42">UDPSession</text:span><text:span text:style-name="T28">{</text:span></text:p>
      <text:p text:style-name="P9"><text:span text:style-name="T18">public</text:span><text:span text:style-name="T28">: </text:span></text:p>
      <text:p text:style-name="P1"><text:span text:style-name="T28"><text:tab/><text:tab/>boost::signals2::</text:span><text:span text:style-name="T42">signal</text:span><text:span text:style-name="T28">&lt;</text:span><text:span text:style-name="T18">void</text:span><text:span text:style-name="T28">(</text:span><text:span text:style-name="T18">char</text:span><text:span text:style-name="T28"> *, </text:span><text:span text:style-name="T18">int</text:span><text:span text:style-name="T28">) &gt; sigRecv;</text:span></text:p>
      <text:p text:style-name="P30"><text:span text:style-name="T28">boost::signals2::</text:span><text:span text:style-name="T42">signal</text:span><text:span text:style-name="T28">&lt;</text:span><text:span text:style-name="T18">void</text:span><text:span text:style-name="T28">() &gt; sigDisConnect; </text:span></text:p>
      <text:p text:style-name="P1"><text:span text:style-name="T28"><text:tab/><text:tab/></text:span><text:span text:style-name="T18">void</text:span><text:span text:style-name="T28"> disconnect();</text:span></text:p>
      <text:p text:style-name="P1"><text:span text:style-name="T28"><text:tab/><text:tab/></text:span><text:span text:style-name="T18">void</text:span><text:span text:style-name="T28"> reliable_send(</text:span><text:span text:style-name="T18">char</text:span><text:span text:style-name="T28"> * buf, </text:span><text:span text:style-name="T18">int</text:span><text:span text:style-name="T28"> len);</text:span></text:p>
      <text:p text:style-name="P31"><text:span text:style-name="T28"><text:tab/><text:tab/></text:span><text:span text:style-name="T18">void</text:span><text:span text:style-name="T28"> unreliable_send(</text:span><text:span text:style-name="T18">char</text:span><text:span text:style-name="T28"> * buf, </text:span><text:span text:style-name="T18">int</text:span><text:span text:style-name="T28"> len);</text:span></text:p>
      <text:p text:style-name="P47"><text:s/>}</text:p>
      <text:p text:style-name="P32"><text:soft-page-break/><text:span text:style-name="T18">class</text:span><text:span text:style-name="T28"> </text:span><text:span text:style-name="T42">UDPService</text:span><text:span text:style-name="T28"> : </text:span><text:span text:style-name="T18">public</text:span><text:span text:style-name="T28"> </text:span><text:span text:style-name="T42">UDPBase</text:span><text:span text:style-name="T28">{</text:span></text:p>
      <text:p text:style-name="P32"><text:span text:style-name="T18">public</text:span><text:span text:style-name="T28">:</text:span></text:p>
      <text:p text:style-name="P33"><text:span text:style-name="T28">boost::signals2::</text:span><text:span text:style-name="T42">signal</text:span><text:span text:style-name="T28">&lt;</text:span><text:span text:style-name="T18">void</text:span><text:span text:style-name="T28">(boost::</text:span><text:span text:style-name="T42">shared_ptr</text:span><text:span text:style-name="T28">&lt;</text:span><text:span text:style-name="T42">UDPConnect</text:span><text:span text:style-name="T28">&gt;) &gt; sigConnect;</text:span></text:p>
      <text:p text:style-name="P11">}</text:p>
      <text:p text:style-name="P11"/>
      <text:p text:style-name="P5"><text:span text:style-name="T21">例子:</text:span><text:span text:style-name="T9"> </text:span><text:span text:style-name="T1">fos</text:span><text:span text:style-name="T10">silizid/t</text:span><text:span text:style-name="T11">est/test_udp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NSimSun" svg:font-family="NSimSun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6cm" fo:margin-bottom="0.582cm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text-align="start" style:justify-single-word="false" fo:orphans="2" fo:widows="2"/>
      <style:text-properties style:font-name="宋体" fo:font-size="18pt" fo:font-weight="bold" style:letter-kerning="true" style:font-name-asian="宋体1" style:font-size-asian="18pt" style:font-weight-asian="bold" style:font-name-complex="宋体1" style:font-size-complex="18pt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="100%" fo:margin-left="0cm" fo:margin-right="0cm" fo:margin-top="0cm" fo:margin-bottom="0cm" fo:text-indent="0.741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text-align="start" style:justify-single-word="false" fo:orphans="2" fo:widows="2"/>
      <style:text-properties style:font-name="宋体" fo:font-size="12pt" style:letter-kerning="true" style:font-name-asian="宋体1" style:font-size-asian="12pt" style:font-name-complex="宋体1" style:font-size-complex="12pt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.423cm" fo:margin-bottom="0.106cm" fo:line-height="130%" fo:text-align="center" style:justify-single-word="false"/>
      <style:text-properties style:font-name="Cambria" fo:font-size="16pt" fo:font-style="italic" fo:font-weight="bold" style:letter-kerning="true" style:font-name-asian="宋体1" style:font-size-asian="16pt" style:font-style-asian="italic" style:font-weight-asian="bold" style:font-size-complex="16pt" style:font-style-complex="italic" style:font-weight-complex="bold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font-name-asian="宋体1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2_20_Char" style:display-name="标题 2 Char" style:family="text" style:parent-style-name="Default_20_Paragraph_20_Font">
      <style:text-properties style:font-name="宋体" fo:font-size="18pt" fo:font-weight="bold" style:letter-kerning="true" style:font-name-asian="宋体1" style:font-size-asian="18pt" style:font-weight-asian="bold" style:font-name-complex="宋体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副标题_20_Char" style:display-name="副标题 Char" style:family="text" style:parent-style-name="Default_20_Paragraph_20_Font">
      <style:text-properties style:font-name="Cambria" fo:font-size="16pt" fo:font-weight="bold" style:letter-kerning="true" style:font-name-asian="宋体1" style:font-size-asian="16pt" style:font-weight-asian="bold" style:font-size-complex="16pt" style:font-weight-complex="bold"/>
    </style:style>
    <style:style style:name="标题_20_Char" style:display-name="标题 Char" style:family="text" style:parent-style-name="Default_20_Paragraph_20_Font">
      <style:text-properties style:font-name="Cambria" fo:font-size="16pt" fo:font-weight="bold" style:font-name-asian="宋体1" style:font-size-asian="16pt" style:font-weight-asian="bold" style:font-size-complex="16pt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741cm" fo:margin-left="1.16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6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3.387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4.12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41cm" fo:margin-left="4.86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609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41cm" fo:margin-left="7.0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16</meta:editing-cycles>
    <meta:creation-date>2014-12-30T03:05:00</meta:creation-date>
    <dc:date>2015-04-21T10:23:28.72</dc:date>
    <meta:editing-duration>PT36M25S</meta:editing-duration>
    <meta:generator>OpenOffice.org/3.4.1$Win32 OpenOffice.org_project/341m1$Build-9593</meta:generator>
    <meta:document-statistic meta:table-count="0" meta:image-count="0" meta:object-count="0" meta:page-count="4" meta:paragraph-count="101" meta:word-count="572" meta:character-count="23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